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  <style:text-properties fo:color="#4472C4"/>
    </style:style>
    <style:style style:name="ce11" style:family="table-cell" style:parent-style-name="Default" style:data-style-name="N30">
      <style:table-cell-properties fo:border="thin solid #000000"/>
      <style:text-properties fo:color="#4472C4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5027777777778cm"/>
    </style:style>
    <style:style style:name="co5" style:family="table-column">
      <style:table-column-properties fo:break-before="auto" style:column-width="3.52777777777778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9.7013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0">
            <text:p>54, 60,…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9 - 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11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1">
            <text:p>33 - 38, 5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1">
            <text:p>31, 3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1">
            <text:p>43, 4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11">
            <text:p>40, 41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11">
            <text:p>4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11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1">
            <text:p>249, 250,…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1">
            <text:p>21, 31, 32, …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11">
            <text:p>21, 50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1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1">
            <text:p>56, 73, …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11">
            <text:p>433, 44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11">
            <text:p>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1">
            <text:p>252, 253, …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1">
            <text:p>43, 44</text:p>
          </table:table-cell>
          <table:table-cell office:value-type="float" office:value="3" table:style-name="ce8">
            <text:p>3</text:p>
          </table:table-cell>
          <table:table-cell table:style-name="ce10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11">
            <text:p>24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1">
            <text:p>58, 61, …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1">
            <text:p>430, 444,…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1">
            <text:p>26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1">
            <text:p>248, 263,…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1">
            <text:p>58, 113, …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1">
            <text:p>5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1">
            <text:p>2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1">
            <text:p>178, 3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1">
            <text:p>108, 257, …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1">
            <text:p>265…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1">
            <text:p>62 - 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1">
            <text:p>88, 92, ..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1">
            <text:p>79/80 (open files)</text:p>
          </table:table-cell>
          <table:table-cell office:value-type="float" office:value="8" table:style-name="ce8">
            <text:p>8</text:p>
          </table:table-cell>
          <table:table-cell office:value-type="string" table:style-name="ce10">
            <text:p>read from file: 82; write to file: 437, 450; close: 458, 459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1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2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RCC RCCD</meta:initial-creator>
    <dc:creator>Nikcoo</dc:creator>
    <meta:creation-date>2017-01-25T10:21:36Z</meta:creation-date>
    <dc:date>2022-02-03T00:41:19Z</dc:date>
    <meta:editing-cycles>12</meta:editing-cycles>
    <meta:editing-duration>PT3915S</meta:editing-duration>
  </office:meta>
</office:document-meta>
</file>